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17c5f4" officeooo:paragraph-rsid="0017c5f4" style:font-weight-asian="bold" style:font-weight-complex="bold"/>
    </style:style>
    <style:style style:name="P2" style:family="paragraph" style:parent-style-name="Standard">
      <style:paragraph-properties fo:text-align="start" style:justify-single-word="false"/>
      <style:text-properties fo:font-weight="bold" officeooo:rsid="0017c5f4" officeooo:paragraph-rsid="0017c5f4" style:font-weight-asian="bold" style:font-weight-complex="bold"/>
    </style:style>
    <style:style style:name="P3" style:family="paragraph" style:parent-style-name="Standard">
      <style:paragraph-properties fo:text-align="start" style:justify-single-word="false"/>
      <style:text-properties fo:font-weight="bold" officeooo:rsid="0019f3ab" officeooo:paragraph-rsid="0019f3ab" style:font-weight-asian="bold" style:font-weight-complex="bold"/>
    </style:style>
    <style:style style:name="P4" style:family="paragraph" style:parent-style-name="Standard">
      <style:paragraph-properties fo:text-align="start" style:justify-single-word="false"/>
      <style:text-properties fo:font-weight="bold" officeooo:rsid="001c6a3c" officeooo:paragraph-rsid="001c6a3c" style:font-weight-asian="bold" style:font-weight-complex="bold"/>
    </style:style>
    <style:style style:name="P5" style:family="paragraph" style:parent-style-name="Standard">
      <style:paragraph-properties fo:text-align="start" style:justify-single-word="false"/>
      <style:text-properties fo:font-weight="bold" officeooo:rsid="001e6ff9" officeooo:paragraph-rsid="001e6ff9" style:font-weight-asian="bold" style:font-weight-complex="bold"/>
    </style:style>
    <style:style style:name="P6" style:family="paragraph" style:parent-style-name="Standard">
      <style:paragraph-properties fo:text-align="start" style:justify-single-word="false"/>
      <style:text-properties fo:font-weight="bold" officeooo:rsid="00240994" officeooo:paragraph-rsid="00240994" style:font-weight-asian="bold" style:font-weight-complex="bold"/>
    </style:style>
    <style:style style:name="P7" style:family="paragraph" style:parent-style-name="Standard">
      <style:paragraph-properties fo:text-align="start" style:justify-single-word="false"/>
      <style:text-properties fo:font-weight="bold" officeooo:rsid="00246ad4" officeooo:paragraph-rsid="00246ad4" style:font-weight-asian="bold" style:font-weight-complex="bold"/>
    </style:style>
    <style:style style:name="P8" style:family="paragraph" style:parent-style-name="Standard">
      <style:text-properties officeooo:paragraph-rsid="0017c5f4"/>
    </style:style>
    <style:style style:name="P9" style:family="paragraph" style:parent-style-name="Standard">
      <style:paragraph-properties fo:text-align="start" style:justify-single-word="false"/>
      <style:text-properties officeooo:paragraph-rsid="0019bb90"/>
    </style:style>
    <style:style style:name="P10" style:family="paragraph" style:parent-style-name="Standard">
      <style:paragraph-properties fo:text-align="start" style:justify-single-word="false"/>
      <style:text-properties fo:font-weight="normal" officeooo:rsid="0019f3ab" officeooo:paragraph-rsid="0019f3ab" style:font-weight-asian="normal" style:font-weight-complex="normal"/>
    </style:style>
    <style:style style:name="P11" style:family="paragraph" style:parent-style-name="Standard">
      <style:paragraph-properties fo:text-align="start" style:justify-single-word="false"/>
      <style:text-properties fo:font-weight="normal" officeooo:rsid="001e6ff9" officeooo:paragraph-rsid="001e6ff9" style:font-weight-asian="normal" style:font-weight-complex="normal"/>
    </style:style>
    <style:style style:name="P12" style:family="paragraph" style:parent-style-name="Standard">
      <style:paragraph-properties fo:text-align="start" style:justify-single-word="false"/>
      <style:text-properties fo:color="#000000" style:text-underline-style="none" fo:font-weight="bold" officeooo:rsid="001eee18" officeooo:paragraph-rsid="001eee18" style:font-weight-asian="bold" style:font-weight-complex="bold"/>
    </style:style>
    <style:style style:name="P13" style:family="paragraph" style:parent-style-name="Standard">
      <style:paragraph-properties fo:text-align="start" style:justify-single-word="false"/>
      <style:text-properties fo:color="#000000" style:text-underline-style="none" fo:font-weight="normal" officeooo:rsid="001eee18" officeooo:paragraph-rsid="001eee18" style:font-weight-asian="normal" style:font-weight-complex="normal"/>
    </style:style>
    <style:style style:name="P14" style:family="paragraph" style:parent-style-name="Standard">
      <style:paragraph-properties fo:text-align="start" style:justify-single-word="false"/>
      <style:text-properties style:font-name="Liberation Serif" fo:font-size="12pt" fo:font-weight="normal" officeooo:paragraph-rsid="00246ad4" style:font-weight-asian="normal" style:font-weight-complex="normal"/>
    </style:style>
    <style:style style:name="P15" style:family="paragraph" style:parent-style-name="Standard">
      <style:paragraph-properties fo:text-align="start" style:justify-single-word="false"/>
      <style:text-properties style:font-name="Liberation Serif" fo:font-weight="normal" officeooo:rsid="00246ad4" officeooo:paragraph-rsid="00246ad4"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text-properties fo:font-weight="normal" officeooo:rsid="001eee18" officeooo:paragraph-rsid="001eee18" style:font-weight-asian="normal" style:font-weight-complex="normal"/>
    </style:style>
    <style:style style:name="P18" style:family="paragraph" style:parent-style-name="Text_20_body">
      <style:paragraph-properties fo:text-align="start" style:justify-single-word="false"/>
      <style:text-properties fo:font-weight="normal" officeooo:rsid="00240994" officeooo:paragraph-rsid="00240994" style:font-weight-asian="normal" style:font-weight-complex="normal"/>
    </style:style>
    <style:style style:name="P19" style:family="paragraph" style:parent-style-name="Text_20_body">
      <style:text-properties fo:font-weight="bold" officeooo:rsid="002065b3" officeooo:paragraph-rsid="002065b3" style:font-weight-asian="bold" style:font-weight-complex="bold"/>
    </style:style>
    <style:style style:name="P20" style:family="paragraph" style:parent-style-name="Text_20_body">
      <style:text-properties fo:font-weight="bold" officeooo:rsid="0023b350" officeooo:paragraph-rsid="0023b350" style:font-weight-asian="bold" style:font-weight-complex="bold"/>
    </style:style>
    <style:style style:name="P21" style:family="paragraph" style:parent-style-name="Heading_20_4">
      <style:paragraph-properties fo:text-align="start" style:justify-single-word="false"/>
      <style:text-properties fo:color="#000000" fo:font-weight="bold" officeooo:rsid="001e6ff9" officeooo:paragraph-rsid="001e6ff9" style:font-weight-asian="bold" style:font-weight-complex="bold"/>
    </style:style>
    <style:style style:name="P22" style:family="paragraph" style:parent-style-name="Text_20_body" style:list-style-name="L1">
      <style:paragraph-properties fo:text-align="start" style:justify-single-word="false"/>
      <style:text-properties officeooo:paragraph-rsid="0019bb90"/>
    </style:style>
    <style:style style:name="P23" style:family="paragraph" style:parent-style-name="Text_20_body" style:list-style-name="L2">
      <style:text-properties fo:font-weight="normal" style:font-weight-asian="normal" style:font-weight-complex="normal"/>
    </style:style>
    <style:style style:name="P24" style:family="paragraph" style:parent-style-name="Text_20_body" style:list-style-name="L3">
      <style:text-properties fo:font-weight="normal" style:font-weight-asian="normal" style:font-weight-complex="normal"/>
    </style:style>
    <style:style style:name="P25" style:family="paragraph" style:parent-style-name="Text_20_body" style:list-style-name="L3">
      <style:paragraph-properties fo:margin-top="0cm" fo:margin-bottom="0cm" loext:contextual-spacing="false"/>
      <style:text-properties fo:font-weight="normal" style:font-weight-asian="normal" style:font-weight-complex="normal"/>
    </style:style>
    <style:style style:name="P26" style:family="paragraph" style:parent-style-name="Text_20_body" style:list-style-name="L3">
      <style:paragraph-properties fo:margin-top="0cm" fo:margin-bottom="0cm" loext:contextual-spacing="false"/>
    </style:style>
    <style:style style:name="P27" style:family="paragraph" style:parent-style-name="Standard">
      <style:paragraph-properties fo:text-align="start" style:justify-single-word="false"/>
      <style:text-properties style:font-name="Liberation Serif" fo:font-size="12pt" fo:font-weight="normal" officeooo:paragraph-rsid="00246ad4" style:font-weight-asian="normal" style:font-weight-complex="normal"/>
    </style:style>
    <style:style style:name="P28" style:family="paragraph" style:parent-style-name="Standard">
      <style:paragraph-properties fo:text-align="start" style:justify-single-word="false"/>
      <style:text-properties style:font-name="Liberation Serif" fo:font-size="12pt" fo:font-weight="normal" officeooo:paragraph-rsid="002659f1"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8d571" style:font-weight-asian="normal" style:font-weight-complex="normal"/>
    </style:style>
    <style:style style:name="T3" style:family="text">
      <style:text-properties fo:font-weight="normal" officeooo:rsid="0019bb90" style:font-weight-asian="normal" style:font-weight-complex="normal"/>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17c5f4" style:font-weight-asian="bold" style:font-weight-complex="bold"/>
    </style:style>
    <style:style style:name="T7" style:family="text">
      <style:text-properties fo:font-weight="bold" officeooo:rsid="0019bb90" style:font-weight-asian="bold" style:font-weight-complex="bold"/>
    </style:style>
    <style:style style:name="T8" style:family="text">
      <style:text-properties fo:font-weight="bold" officeooo:rsid="002659f1"/>
    </style:style>
    <style:style style:name="T9" style:family="text">
      <style:text-properties style:text-underline-style="none" fo:font-weight="normal" officeooo:rsid="0019bb90" style:font-weight-asian="normal" style:font-weight-complex="normal"/>
    </style:style>
    <style:style style:name="T10" style:family="text">
      <style:text-properties fo:font-style="italic"/>
    </style:style>
    <style:style style:name="T11" style:family="text">
      <style:text-properties officeooo:rsid="001ba8e8"/>
    </style:style>
    <style:style style:name="T12" style:family="text">
      <style:text-properties fo:color="#000000" style:text-underline-style="none"/>
    </style:style>
    <style:style style:name="T13" style:family="text">
      <style:text-properties officeooo:rsid="00246ad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NMP: <text:span text:style-name="T1"><text:s/>SNMP é o protocolo padrão para monitoramento e gerenciamento de rede, significa SIMPLE NETWORK MANAGEMENT PROTOCOL. É o protocolo mais utilizado para monitorar os ativos de uma rede. Serviços Windows, Linux e até a jvm pode ser configurada para entender SNMP.</text:span></text:p>
      <text:p text:style-name="P1"><text:a xlink:type="simple" xlink:href="https://www.4linux.com.br/o-que-e-snmp" text:style-name="Internet_20_link" text:visited-style-name="Visited_20_Internet_20_Link"><text:span text:style-name="T1">https://www.4linux.com.br/o-que-e-snmp</text:span></text:a></text:p>
      <text:p text:style-name="P1"/>
      <text:p text:style-name="P8"><text:span text:style-name="T6">INTRANETS: </text:span>Intranet é uma rede baseada em protocolos TCP / IP. Por outras palavras, trata-se duma rede privada dentro de uma organização que está de acordo com os mesmos padrões da Internet, acessível apenas por membros da organização, empregados ou terceiros com autorização de acesso. </text:p>
      <text:p text:style-name="P2"/>
      <text:p text:style-name="P2">VPN: <text:span text:style-name="T1">Rede Privada Virtual é uma rede de comunicação privada </text:span><text:span text:style-name="T3">construída</text:span><text:span text:style-name="T1"> sobre uma rede publica, como por exemplo a INTRANET. Ela é estabelecida sobre uma infraestrutura publica ou compartilhada, usando tecnologias de tunelamento e criptografia para tornar segura a </text:span><text:span text:style-name="T3">transferência</text:span><text:span text:style-name="T1"> de dados.</text:span></text:p>
      <text:p text:style-name="P2"/>
      <text:p text:style-name="P2">Post-Mortem: <text:span text:style-name="T1">Análise morta, é um</text:span><text:span text:style-name="T2">a</text:span><text:span text:style-name="T1"> análise realizada em dados após eles terem sidos coletados, por exemplo, a análise viva ocorre na hora em que os dados são coletados, como um monitoramento de rede em tempo real, já a análise morta consistes em analisar os dados que foram coletados durante um certo tempo e estão armazenados.</text:span></text:p>
      <text:p text:style-name="P2"/>
      <text:p text:style-name="P2">WAVELET: <text:span text:style-name="T1">Wavelet (ondas, ou ondaleta) representa uma ferramenta que analisa sinais, cuja a função é adaptar pequenas ondas ao conjunto de dados analisados, podendo assim, extrair informações, identificar padrões e realizar filtragens de dados. É uma representação gráfica em forma de ondas, dos dados que estão sendo coletados da rede.</text:span></text:p>
      <text:p text:style-name="P2"/>
      <text:p text:style-name="P9"><text:span text:style-name="T7">Heurísticas: </text:span>A pesquisa por <text:span text:style-name="T4">heurísticas</text:span> é uma pesquisa realizada por meio da quantificação de proximidade a um determinado objectivo. Diz-se que se tem uma <text:span text:style-name="T10">boa</text:span> (ou alta) heurística se o <text:span text:style-name="T11">objeto</text:span> de avaliação está muito próximo do objectivo; diz-se de <text:span text:style-name="T10">má</text:span> (ou baixa) heurística se o <text:span text:style-name="T11">objeto</text:span> avaliado estiver muito longe do objectivo</text:p>
      <text:list xml:id="list7410721658593186770" text:style-name="L1">
        <text:list-item>
          <text:p text:style-name="P22"><text:span text:style-name="T3">aproximativo é a denominação do algoritmo que fornece soluções dentro de um limite de qualidade absoluto ou assintótico, assim como um limite assintótico polinomial de </text:span><text:span text:style-name="T9">complexidade </text:span><text:span text:style-name="T3">(pior caso) comprovado matematicamente; </text:span></text:p>
        </text:list-item>
      </text:list>
      <text:list xml:id="list8218985260127698815" text:style-name="L2">
        <text:list-item>
          <text:p text:style-name="P23">heurística e método heurístico são denominações para o algoritmo que fornece soluções sem um limite formal de qualidade, tipicamente avaliado empiricamente em termos de complexidade (média) e qualidade das soluções. </text:p>
        </text:list-item>
      </text:list>
      <text:p text:style-name="P16">A heurística é um conjunto de regras e métodos que conduzem à descoberta, à invenção e à resolução de problemas. Também é uma ciência auxiliar da História que estuda a pesquisa das fontes.</text:p>
      <text:p text:style-name="P3">Mecanismo de histerese:</text:p>
      <text:p text:style-name="P10">A histerese é a tendência de um material ou sistema de conservar suas propriedades na ausência de um estímulo que as gerou, ou ainda, é a capacidade de preservar uma deformação efetuada por um estímulo. Podem-se encontrar diferentes manifestações desse fenômeno</text:p>
      <text:p text:style-name="P10"/>
      <text:p text:style-name="P4">Entropia:</text:p>
      <text:p text:style-name="P4"><text:span text:style-name="T1">Entropia de Shannon é uma medida de imprevisibilidade em uma variável aleatória </text:span><text:bookmark text:name="cite_ref-Entropia_1-0"/><text:a xlink:type="simple" xlink:href="https://pt.wikibooks.org/wiki/Processamento_de_Dados_Massivos/Projeto_e_implementação_de_aplicações_Big_Data/Entropia_de_Shannon_em_redes_de_conteúdo_categorizado#cite_note-Entropia-1" text:style-name="Internet_20_link" text:visited-style-name="Visited_20_Internet_20_Link"><text:span text:style-name="T1">[1]</text:span></text:a><text:span text:style-name="T1">, que quantifica o valor esperado da informação contida na mensagem. Esta métrica, basicamente nos diz o quão previsível é o conteúdo avaliado. Valores próximos de 0 indicam grande previsibilidade enquanto o contrário sugere um comportamento mais aleatório.</text:span></text:p>
      <text:p text:style-name="P5"><text:soft-page-break/>Fuzzy:</text:p>
      <text:p text:style-name="P11"><text:span text:style-name="T12">A lógica difusa é a forma de lógica multivalorada na qual os valores lógicos das variáveis podem ser qualquer número real entre 0 (FALSO) e 1 (VERDADEIRO). Diferentemente, na lógica booleana, os valores lógicos das variáveis podem ser apenas 0 e 1. A lógica difusa foi estendida para lidar com o conceito de verdade parcial, onde o valor verdade pode compreender entre completamente verdadeiro e completamente falso.</text:span><text:bookmark text:name="cite_ref-1"/><text:span text:style-name="T12">[1] Além disso, quando variáveis linguísticas são usadas, esses graus podem ser manipulados por funções especificas.</text:span><text:bookmark text:name="cite_ref-2"/><text:span text:style-name="T12">[2]</text:span></text:p>
      <text:p text:style-name="P11"/>
      <text:p text:style-name="P12">Ontologia:</text:p>
      <text:p text:style-name="P17">Em Ciência da Computação, Sistemas de Informação e Ciência da Informação, uma ontologia é um modelo de dados que representa um conjunto de conceitos dentro de um domínio e os relacionamentos entre estes. Uma ontologia é utilizada para realizar inferência sobre os objetos do domínio.</text:p>
      <text:p text:style-name="P16">Ontologias são utilizadas em inteligência artificial, web semântica, engenharia de software e arquitetura da informação, como uma forma de representação de conhecimento sobre o mundo ou alguma parte deste. Ontologias geralmente descrevem:</text:p>
      <text:list xml:id="list8829013437692598443" text:style-name="L3">
        <text:list-item>
          <text:p text:style-name="P25">Indivíduos: os objetos básicos; </text:p>
        </text:list-item>
        <text:list-item>
          <text:p text:style-name="P26"><text:span text:style-name="T1">Classes: conjuntos, coleções ou tipos de objetos</text:span><text:bookmark text:name="cite_ref-11"/><text:span text:style-name="T1">[1] ; </text:span></text:p>
        </text:list-item>
        <text:list-item>
          <text:p text:style-name="P25">Atributos: propriedades, características ou parâmetros que os objetos podem ter e compartilhar; </text:p>
        </text:list-item>
        <text:list-item>
          <text:p text:style-name="P24">Relacionamentos: as formas como os objetos podem se relacionar com outros objetos. </text:p>
        </text:list-item>
      </text:list>
      <text:p text:style-name="P13"/>
      <text:h text:style-name="P21" text:outline-level="4">Multihoming </text:h>
      <text:p text:style-name="Text_20_body">Multihoming é a técnica de se utilizar múltiplos pontos de conexão a fim de evitar uma parada da rede se uma das conexões falhar. Além de permitir múltiplos pontos de conexão, outro ponto importante é o fato de permitir o equilíbrio da carga, diminuindo o número de computadores que acessam a internet por qualquer uma das conexões, otimizando o desempenho e diminuindo os tempos de espera.</text:p>
      <text:p text:style-name="P19">Timestamps</text:p>
      <text:p text:style-name="P16">Uma marca temporal (ou estampa de tempo) é uma cadeia de caracteres denotando a hora ou data que certo evento ocorreu. A cadeia é geralmente apresentada num formato consistente, permitindo fácil comparação entre duas marcas temporais distintas.</text:p>
      <text:p text:style-name="P20">Histerese</text:p>
      <text:p text:style-name="P11">A <text:span text:style-name="T4">histerese</text:span> é a tendência de um material ou sistema de conservar suas propriedades na ausência de um estímulo que as gerou, ou ainda, é a capacidade de preservar uma deformação efetuada por um estímulo</text:p>
      <text:p text:style-name="P11"/>
      <text:p text:style-name="P6">Ruido Branco Gaussiano(AR)</text:p>
      <text:p text:style-name="P18">Em estatística, um ruído branco, é um conceito econométrico, muito presente no estudo das séries temporais, especialmente as estocásticas discretas. Sua representação é RB.</text:p>
      <text:p text:style-name="P16">O termo aplica-se a um sequência de erros (ou choques) aleatórios, sempre que esta tiver média e variância constante e sem autocorrelação. Por conveniência, utiliza-se a média como sendo zero, <text:soft-page-break/>porém, seria possível especificar uma série <text:span text:style-name="T10">ruído branco</text:span> com média diferente de zero.</text:p>
      <text:p text:style-name="P16">Um ruído branco é temporalmente homogêneo, estacionário e sem dependência temporal.</text:p>
      <text:p text:style-name="P7">Valor de HURST</text:p>
      <text:p text:style-name="P14"><text:span text:style-name="T13">O expoente de Hurst é uma ferramenta capaz de </text:span>fornecer informações sobre correlação e persistência em uma série temporal. Muitos sistemas podem ser descritos por fractais auto-similares como o movimento Browniano fracionário (fBm, fractional Brownian motion ), os quais são bem caracterizados por meio dessa ferramenta</text:p>
      <text:p text:style-name="P14"/>
      <text:p text:style-name="P28"><text:span text:style-name="T8">A</text:span><text:span text:style-name="T4">utossimilar</text:span></text:p>
      <text:p text:style-name="P14">Em matemática, um objeto autossimilar é semelhante exata ou aproximadamente a uma parte de si mesmo. Muitos objetos no mundo real, tais como as costas dos continentes, são estatisticamente autossimilares, ou seja, partes delas apresentam as mesmas propriedades estatísticas em várias escalas. Autossimilaridade é uma propriedade típica dos fractais.</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6-03-01T14:40:46.218449081</meta:creation-date>
    <dc:date>2016-05-11T13:45:02.593917756</dc:date>
    <dc:creator>Bruno </dc:creator>
    <meta:editing-duration>PT3H56M58S</meta:editing-duration>
    <meta:editing-cycles>10</meta:editing-cycles>
    <meta:generator>LibreOffice/4.3.3.2$Linux_X86_64 LibreOffice_project/430m0$Build-2</meta:generator>
    <meta:document-statistic meta:table-count="0" meta:image-count="0" meta:object-count="0" meta:page-count="3" meta:paragraph-count="37" meta:word-count="1000" meta:character-count="6585" meta:non-whitespace-character-count="5619"/>
  </office:meta>
</office:document-meta>
</file>